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251.88mm"/>
    </style:style>
    <style:style style:name="co2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154.25mm"/>
    </style:style>
    <style:style style:name="co5" style:family="table-column">
      <style:table-column-properties fo:break-before="auto" style:column-width="132.42mm"/>
    </style:style>
    <style:style style:name="co6" style:family="table-column">
      <style:table-column-properties fo:break-before="auto" style:column-width="93.94mm"/>
    </style:style>
    <style:style style:name="co7" style:family="table-column">
      <style:table-column-properties fo:break-before="auto" style:column-width="26.8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130.97mm"/>
    </style:style>
    <style:style style:name="co12" style:family="table-column">
      <style:table-column-properties fo:break-before="auto" style:column-width="148.43mm"/>
    </style:style>
    <style:style style:name="co15" style:family="table-column">
      <style:table-column-properties fo:break-before="auto" style:column-width="120.84mm"/>
    </style:style>
    <style:style style:name="co16" style:family="table-column">
      <style:table-column-properties fo:break-before="auto" style:column-width="121.18mm"/>
    </style:style>
    <style:style style:name="co17" style:family="table-column">
      <style:table-column-properties fo:break-before="auto" style:column-width="134.73mm"/>
    </style:style>
    <style:style style:name="ro3" style:family="table-row">
      <style:table-row-properties style:row-height="4.87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96mm" fo:break-before="auto" style:use-optimal-row-height="false"/>
    </style:style>
    <style:style style:name="ro7" style:family="table-row">
      <style:table-row-properties style:row-height="3.3mm" fo:break-before="auto" style:use-optimal-row-height="false"/>
    </style:style>
    <style:style style:name="ta8" style:family="table" style:master-page-name="PageStyle_5f_Sheet8">
      <style:table-properties table:display="true" style:writing-mode="lr-tb"/>
    </style:style>
    <style:style style:name="ta2" style:family="table" style:master-page-name="PageStyle_5f_MM_28_Hindu_20_Aspect_20_Coverage_29_">
      <style:table-properties table:display="true" style:writing-mode="lr-tb"/>
    </style:style>
    <style:style style:name="ta3" style:family="table" style:master-page-name="PageStyle_5f_MM_28_Hindustan_20_Times_29_">
      <style:table-properties table:display="true" style:writing-mode="lr-tb"/>
    </style:style>
    <style:style style:name="ta4" style:family="table" style:master-page-name="PageStyle_5f_MM_28_TOI_29_">
      <style:table-properties table:display="true" style:writing-mode="lr-tb"/>
    </style:style>
    <style:style style:name="ta5" style:family="table" style:master-page-name="PageStyle_5f_MM_28_Telegraph_29_">
      <style:table-properties table:display="true" style:writing-mode="lr-tb"/>
    </style:style>
    <style:style style:name="ta6" style:family="table" style:master-page-name="PageStyle_5f_MM_28_New_20_India_20_Express_29_">
      <style:table-properties table:display="true" style:writing-mode="lr-tb"/>
    </style:style>
    <style:style style:name="ta7" style:family="table" style:master-page-name="PageStyle_5f_MM_28_Indian_20_Express_29_">
      <style:table-properties table:display="true" style:writing-mode="lr-tb"/>
    </style:style>
    <style:style style:name="ta9" style:family="table" style:master-page-name="PageStyle_5f_MM_28_Deccan_20_Herald_29_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Hindu" table:style-name="ta2">
        <office:forms form:automatic-focus="false" form:apply-design-mode="false"/>
        <table:shapes>
          <draw:frame draw:z-index="0" draw:style-name="gr1" draw:text-style-name="P1" svg:width="390.83mm" svg:height="227.29mm" svg:x="155.31mm" svg:y="0mm">
            <loext:p draw:notify-on-update-of-ranges="Hindu.A1:Hindu.A14 Hindu.B1:Hindu.B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Irrigation concerns/pollution affecting farming</text:p>
          </table:table-cell>
          <table:table-cell office:value-type="float" office:value="0.0368493438258416" calcext:value-type="float">
            <text:p>0.0368493438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267178343211751" calcext:value-type="float">
            <text:p>0.026717834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/seminars to improve farming</text:p>
          </table:table-cell>
          <table:table-cell office:value-type="float" office:value="0.0171160513010671" calcext:value-type="float">
            <text:p>0.017116051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.0164038634718274" calcext:value-type="float">
            <text:p>0.0164038635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106337686900256" calcext:value-type="float">
            <text:p>0.010633768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rotests by farmers</text:p>
          </table:table-cell>
          <table:table-cell office:value-type="float" office:value="0.00521878684787236" calcext:value-type="float">
            <text:p>0.0052187868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ndustan Times" table:style-name="ta3">
        <table:table-column table:style-name="co5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Training programmes/seminars to improve farming</text:p>
          </table:table-cell>
          <table:table-cell office:value-type="float" office:value="0.0770044718775587" calcext:value-type="float">
            <text:p>0.0770044719</text:p>
            <draw:frame table:end-cell-address="'Hindustan Times'.Z49" table:end-x="1.56mm" table:end-y="3.41mm" draw:z-index="0" draw:style-name="gr2" draw:text-style-name="P2" svg:width="395.25mm" svg:height="222.04mm" svg:x="0.03mm" svg:y="0.35mm">
              <loext:p draw:notify-on-update-of-ranges="'Hindustan Times'.A1:'Hindustan Times'.A14 'Hindustan Times'.B1:'Hindustan Times'.B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339736726081754" calcext:value-type="float">
            <text:p>0.033973672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.0273981230711092" calcext:value-type="float">
            <text:p>0.027398123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.0135793915727152" calcext:value-type="float">
            <text:p>0.0135793916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rotests by farm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I" table:style-name="ta4">
        <table:table-column table:style-name="co6" table:default-cell-style-name="ce14"/>
        <table:table-column table:style-name="co7" table:default-cell-style-name="ce10"/>
        <table:table-column table:style-name="co8" table:default-cell-style-name="ce10"/>
        <table:table-column table:style-name="co9" table:number-columns-repeated="1020" table:default-cell-style-name="ce10"/>
        <table:table-column table:style-name="co10" table:default-cell-style-name="ce11"/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525697343161836" calcext:value-type="float">
            <text:p>0.0525697343</text:p>
            <draw:frame table:end-cell-address="TOI.V50" table:end-x="9.59mm" table:end-y="0.68mm" draw:z-index="0" draw:style-name="gr2" draw:text-style-name="P2" svg:width="414.34mm" svg:height="225.06mm" svg:x="1.86mm" svg:y="0mm">
              <loext:p draw:notify-on-update-of-ranges="TOI.A1:TOI.A14 TOI.B1:TOI.B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452097437894387" calcext:value-type="float">
            <text:p>0.0452097438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.0448043977765177" calcext:value-type="float">
            <text:p>0.0448043978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Training programmes/seminars to improve farming</text:p>
          </table:table-cell>
          <table:table-cell office:value-type="float" office:value="0.0305876834019917" calcext:value-type="float">
            <text:p>0.0305876834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243685824958839" calcext:value-type="float">
            <text:p>0.0243685825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.0230682871398284" calcext:value-type="float">
            <text:p>0.0230682871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5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.00947325513343399" calcext:value-type="float">
            <text:p>0.0094732551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.00825038542029599" calcext:value-type="float">
            <text:p>0.0082503854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.00597771507818851" calcext:value-type="float">
            <text:p>0.0059777151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.00492335999963565" calcext:value-type="float">
            <text:p>0.00492336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Protests by farm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6">
          <table:table-cell table:style-name="ce12"/>
          <table:table-cell table:number-columns-repeated="3"/>
          <table:table-cell table:style-name="ce11"/>
          <table:table-cell table:number-columns-repeated="1019"/>
        </table:table-row>
        <table:table-row table:style-name="ro7">
          <table:table-cell table:style-name="ce12"/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3">
          <table:table-cell table:style-name="ce13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graph" table:style-name="ta5">
        <table:table-column table:style-name="co11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544851945365083" calcext:value-type="float">
            <text:p>0.0544851945</text:p>
            <draw:frame table:end-cell-address="Telegraph.Z49" table:end-x="2.53mm" table:end-y="4.11mm" draw:z-index="0" draw:style-name="gr2" draw:text-style-name="P2" svg:width="394.94mm" svg:height="223.09mm" svg:x="1.31mm" svg:y="0mm">
              <loext:p draw:notify-on-update-of-ranges="Telegraph.A1:Telegraph.A14 Telegraph.B1:Telegraph.B1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487685366036246" calcext:value-type="float">
            <text:p>0.0487685366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rotests by farmers</text:p>
          </table:table-cell>
          <table:table-cell office:value-type="float" office:value="0.0161087253894473" calcext:value-type="float">
            <text:p>0.0161087254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.0161019198442891" calcext:value-type="float">
            <text:p>0.0161019198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/seminars to improve farming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India Express" table:style-name="ta6">
        <table:shapes>
          <draw:frame draw:z-index="0" draw:style-name="gr1" draw:text-style-name="P1" svg:width="390.48mm" svg:height="223.94mm" svg:x="148.82mm" svg:y="1.71mm">
            <loext:p draw:notify-on-update-of-ranges="'New India Express'.A1:'New India Express'.A14 'New India Express'.B1:'New India Express'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782858932696449" calcext:value-type="float">
            <text:p>0.078285893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78070553228143" calcext:value-type="float">
            <text:p>0.078070553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39446380329666" calcext:value-type="float">
            <text:p>0.039446380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rotests by farmers</text:p>
          </table:table-cell>
          <table:table-cell office:value-type="float" office:value="0.0373712853842841" calcext:value-type="float">
            <text:p>0.0373712854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/seminars to improve farm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an Express" table:style-name="ta7">
        <table:table-column table:style-name="co15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39512858188462" calcext:value-type="float">
            <text:p>0.0395128582</text:p>
            <draw:frame table:end-cell-address="'Indian Express'.Z47" table:end-x="4.13mm" table:end-y="4mm" draw:z-index="0" draw:style-name="gr2" draw:text-style-name="P2" svg:width="396.43mm" svg:height="228.38mm" svg:x="1.4mm" svg:y="0mm">
              <loext:p draw:notify-on-update-of-ranges="'Indian Express'.A1:'Indian Express'.A14 'Indian Express'.B1:'Indian Express'.B14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158931942128521" calcext:value-type="float">
            <text:p>0.015893194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rotests by farmers</text:p>
          </table:table-cell>
          <table:table-cell office:value-type="float" office:value="0.0153621369962523" calcext:value-type="float">
            <text:p>0.01536213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.0109375773885193" calcext:value-type="float">
            <text:p>0.0109375774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.00664509418698717" calcext:value-type="float">
            <text:p>0.006645094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/seminars to improve farm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can Herald" table:style-name="ta9">
        <office:forms form:automatic-focus="false" form:apply-design-mode="false"/>
        <table:shapes>
          <draw:frame draw:z-index="0" draw:style-name="gr1" draw:text-style-name="P1" svg:width="390.15mm" svg:height="226.95mm" svg:x="124.01mm" svg:y="0.36mm">
            <loext:p draw:notify-on-update-of-ranges="'Deccan Herald'.A1:'Deccan Herald'.A14 'Deccan Herald'.B1:'Deccan Herald'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ce10"/>
        <table:table-column table:style-name="co2" table:number-columns-repeated="1023" table:default-cell-style-name="ce11"/>
        <table:table-row table:style-name="ro4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588843319107572" calcext:value-type="float">
            <text:p>0.058884331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/seminars to improve farming in States</text:p>
          </table:table-cell>
          <table:table-cell office:value-type="float" office:value="0.0458281457019781" calcext:value-type="float">
            <text:p>0.045828145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39904259073084" calcext:value-type="float">
            <text:p>0.039904259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rmers' Distress regarding MSP for Crops</text:p>
          </table:table-cell>
          <table:table-cell office:value-type="float" office:value="0.0387807346351791" calcext:value-type="float">
            <text:p>0.0387807346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.0357730181028915" calcext:value-type="float">
            <text:p>0.035773018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.0197057864005273" calcext:value-type="float">
            <text:p>0.0197057864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.015196708323069" calcext:value-type="float">
            <text:p>0.015196708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rotests by farmers</text:p>
          </table:table-cell>
          <table:table-cell office:value-type="float" office:value="0.009873699208373" calcext:value-type="float">
            <text:p>0.009873699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.00858705566689082" calcext:value-type="float">
            <text:p>0.008587055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pollution affecting farm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3" table:default-cell-style-name="ce4"/>
        <table:table-column table:style-name="co14" table:default-cell-style-name="ce4"/>
        <table:table-column table:style-name="co2" table:number-columns-repeated="1022" table:default-cell-style-name="ce4"/>
        <table:table-row table:style-name="ro3">
          <table:table-cell table:style-name="ce8" office:value-type="float" office:value="0" calcext:value-type="float">
            <text:p>0</text:p>
          </table:table-cell>
          <table:table-cell table:style-name="ce1" office:value-type="string" calcext:value-type="string">
            <text:p>Positive effect of climatic conditions on agriculture yield</text:p>
          </table:table-cell>
          <table:table-cell table:number-columns-repeated="1022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Opposition's protests and concerns on problems</text:p>
          </table:table-cell>
          <table:table-cell table:number-columns-repeated="1022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Educational Drives and Social Awareness on Farmer's Distress</text:p>
          </table:table-cell>
          <table:table-cell table:number-columns-repeated="1022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Politics in Maharashtra/Punjab over Compensation</text:p>
          </table:table-cell>
          <table:table-cell table:number-columns-repeated="1022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Variation in Crop Prices with monsoon season</text:p>
          </table:table-cell>
          <table:table-cell table:number-columns-repeated="1022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" office:value-type="string" calcext:value-type="string">
            <text:p>Cultural events related to farmers' distress</text:p>
          </table:table-cell>
          <table:table-cell table:number-columns-repeated="1022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Disbursement of loans and subsidies by Banks for farmers</text:p>
          </table:table-cell>
          <table:table-cell table:number-columns-repeated="1022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Crimes and Suicide in poor farmer community</text:p>
          </table:table-cell>
          <table:table-cell table:number-columns-repeated="1022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" office:value-type="string" calcext:value-type="string">
            <text:p>Protests by farmers</text:p>
          </table:table-cell>
          <table:table-cell table:number-columns-repeated="1022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" office:value-type="string" calcext:value-type="string">
            <text:p>Loan waiver implementation by State Govts</text:p>
          </table:table-cell>
          <table:table-cell table:number-columns-repeated="1022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Training programmes and seminars to improve farming in States</text:p>
          </table:table-cell>
          <table:table-cell table:number-columns-repeated="1022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District Administration and farmers Issues</text:p>
          </table:table-cell>
          <table:table-cell table:number-columns-repeated="1022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armers' Distress regarding Minimum Support Price for Crops</text:p>
          </table:table-cell>
          <table:table-cell table:number-columns-repeated="1022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Irrigation concerns and water pollution affecting farming</text:p>
          </table:table-cell>
          <table:table-cell table:number-columns-repeated="1022"/>
        </table:table-row>
        <table:table-row table:style-name="ro3" table:number-rows-repeated="3">
          <table:table-cell table:style-name="ce8"/>
          <table:table-cell table:style-name="ce9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_opeds" table:style-name="ta9">
        <office:forms form:automatic-focus="false" form:apply-design-mode="false"/>
        <table:shapes>
          <draw:frame draw:z-index="0" draw:style-name="gr1" draw:text-style-name="P1" svg:width="390.15mm" svg:height="226.95mm" svg:x="138.71mm" svg:y="1mm">
            <loext:p draw:notify-on-update-of-ranges="FP_opeds.A1:FP_opeds.A14 FP_opeds.B1:FP_opeds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7" table:default-cell-style-name="ce10"/>
        <table:table-column table:style-name="co2" table:number-columns-repeated="1023" table:default-cell-style-name="ce11"/>
        <table:table-row table:style-name="ro1">
          <table:table-cell table:style-name="ce6" office:value-type="string" calcext:value-type="string">
            <text:p>Farmers' Distress regarding Minimum Support Price for Crops</text:p>
          </table:table-cell>
          <table:table-cell office:value-type="float" office:value="0.0342737717464961" calcext:value-type="float">
            <text:p>0.034273771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rimes and Suicide in poor farmer community</text:p>
          </table:table-cell>
          <table:table-cell office:value-type="float" office:value="0.0314934659084679" calcext:value-type="float">
            <text:p>0.031493465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raining programmes and seminars to improve farming in States</text:p>
          </table:table-cell>
          <table:table-cell office:value-type="float" office:value="0.027156118624628" calcext:value-type="float">
            <text:p>0.027156118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Variation in Crop Prices with monsoon season</text:p>
          </table:table-cell>
          <table:table-cell office:value-type="float" office:value="0.0245986232244793" calcext:value-type="float">
            <text:p>0.024598623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bursement of loans and subsidies by Banks for farmers</text:p>
          </table:table-cell>
          <table:table-cell office:value-type="float" office:value="0.0149072463831682" calcext:value-type="float">
            <text:p>0.014907246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position's protests and concerns on problems</text:p>
          </table:table-cell>
          <table:table-cell office:value-type="float" office:value="0.0132423085442101" calcext:value-type="float">
            <text:p>0.013242308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rrigation concerns and water pollution affecting farming</text:p>
          </table:table-cell>
          <table:table-cell office:value-type="float" office:value="0.0128374777682991" calcext:value-type="float">
            <text:p>0.012837477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rotests by farmers</text:p>
          </table:table-cell>
          <table:table-cell office:value-type="float" office:value="0.00809266808920312" calcext:value-type="float">
            <text:p>0.008092668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oan waiver implementation by State Govts</text:p>
          </table:table-cell>
          <table:table-cell office:value-type="float" office:value="0.00678168305215212" calcext:value-type="float">
            <text:p>0.006781683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ducational Drives and Social Awareness on Farmer's Distress</text:p>
          </table:table-cell>
          <table:table-cell office:value-type="float" office:value="0.00582903684924988" calcext:value-type="float">
            <text:p>0.005829036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ositive effect of climatic conditions on agriculture yield</text:p>
          </table:table-cell>
          <table:table-cell office:value-type="float" office:value="0.0044733142833333" calcext:value-type="float">
            <text:p>0.004473314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olitics in Maharashtra/Punjab over Compens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indu.A1:Hindu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Hindustan Times'.A1:'Hindustan Times'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ew India Express'.A1:'New India Express'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Indian Express'.A1:'Indian Express'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Deccan Herald'.A1:'Deccan Herald'.B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FP_opeds.A1:FP_opeds.B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20:30:33.088273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23T20:31:52.191659679</dc:date>
    <meta:editing-cycles>20</meta:editing-cycles>
    <meta:editing-duration>PT1H46M11S</meta:editing-duration>
    <meta:generator>LibreOffice/5.1.6.2$Linux_X86_64 LibreOffice_project/10m0$Build-2</meta:generator>
    <meta:document-statistic meta:table-count="9" meta:cell-count="25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526cm" svg:height="22.203cm" xlink:href=".." xlink:type="simple" chart:class="chart:bar" chart:style-name="ch1">
        <chart:title svg:x="17.798cm" svg:y="0.823cm" chart:style-name="ch2">
          <text:p>Hindustan Times_Aspect-Coverage
Opeds</text:p>
        </chart:title>
        <chart:plot-area chart:style-name="ch3" table:cell-range-address="'Hindustan Times'.A1:'Hindustan Times'.B14" chart:data-source-has-labels="column" svg:x="2.145cm" svg:y="2.204cm" svg:width="36.146cm" svg:height="18.088cm">
          <chartooo:coordinate-region svg:x="10.402cm" svg:y="2.509cm" svg:width="27.889cm" svg:height="5.877cm"/>
          <chart:axis chart:dimension="x" chart:name="primary-x" chart:style-name="ch4" chartooo:axis-type="auto">
            <chartooo:date-scale/>
            <chart:title svg:x="21.569cm" svg:y="17.898cm" chart:style-name="ch5">
              <text:p>Aspects</text:p>
            </chart:title>
            <chart:categories table:cell-range-address="'Hindustan Times'.A1:'Hindustan Times'.A14"/>
          </chart:axis>
          <chart:axis chart:dimension="y" chart:name="primary-y" chart:style-name="ch6">
            <chart:title svg:x="7.541cm" svg:y="7.908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stan Times'.B1:'Hindustan Times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raining programmes/seminars to improve farming</text:p>
                <draw:g>
                  <svg:desc>'Hindustan Times'.A1:'Hindustan Times'.A14</svg:desc>
                </draw:g>
              </table:table-cell>
              <table:table-cell office:value-type="float" office:value="0.0770044718775587">
                <text:p>0.0770044718775587</text:p>
                <draw:g>
                  <svg:desc>'Hindustan Times'.B1:'Hindustan Times'.B14</svg:desc>
                </draw:g>
              </table:table-cell>
            </table:table-row>
            <table:table-row>
              <table:table-cell office:value-type="string">
                <text:p>Farmers' Distress regarding MSP for Crops</text:p>
              </table:table-cell>
              <table:table-cell office:value-type="float" office:value="0.0339736726081754">
                <text:p>0.0339736726081754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.0273981230711092">
                <text:p>0.0273981230711092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135793915727152">
                <text:p>0.0135793915727152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1.433cm" svg:height="22.507cm" xlink:href=".." xlink:type="simple" chart:class="chart:bar" chart:style-name="ch1">
        <chart:title svg:x="17.852cm" svg:y="0.964cm" chart:style-name="ch2">
          <text:p>Times Of India_Aspect-Coverage
Opeds</text:p>
        </chart:title>
        <chart:plot-area chart:style-name="ch3" table:cell-range-address="TOI.A1:TOI.B14" chart:data-source-has-labels="column" svg:x="3.711cm" svg:y="2.248cm" svg:width="36.304cm" svg:height="18.46cm">
          <chartooo:coordinate-region svg:x="10.546cm" svg:y="2.553cm" svg:width="29.469cm" svg:height="6.249cm"/>
          <chart:axis chart:dimension="x" chart:name="primary-x" chart:style-name="ch4" chartooo:axis-type="auto">
            <chartooo:date-scale/>
            <chart:title svg:x="21.291cm" svg:y="19.598cm" chart:style-name="ch5">
              <text:p>Aspects</text:p>
            </chart:title>
            <chart:categories table:cell-range-address="TOI.A1:TOI.A14"/>
          </chart:axis>
          <chart:axis chart:dimension="y" chart:name="primary-y" chart:style-name="ch6">
            <chart:title svg:x="7.37cm" svg:y="8.074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rmers' Distress regarding MSP for Crops</text:p>
                <draw:g>
                  <svg:desc>TOI.A1:TOI.A14</svg:desc>
                </draw:g>
              </table:table-cell>
              <table:table-cell office:value-type="float" office:value="0.0525697343161836">
                <text:p>0.0525697343161836</text:p>
                <draw:g>
                  <svg:desc>TOI.B1:TOI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452097437894387">
                <text:p>0.0452097437894387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448043977765177">
                <text:p>0.0448043977765177</text:p>
              </table:table-cell>
            </table:table-row>
            <table:table-row>
              <table:table-cell office:value-type="string">
                <text:p>Training programmes/seminars to improve farming</text:p>
              </table:table-cell>
              <table:table-cell office:value-type="float" office:value="0.0305876834019917">
                <text:p>0.0305876834019917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43685824958839">
                <text:p>0.0243685824958839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230682871398284">
                <text:p>0.0230682871398284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947325513343399">
                <text:p>0.00947325513343399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0825038542029599">
                <text:p>0.00825038542029599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0597771507818851">
                <text:p>0.00597771507818851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.00492335999963565">
                <text:p>0.00492335999963565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495cm" svg:height="22.308cm" xlink:href=".." xlink:type="simple" chart:class="chart:bar" chart:style-name="ch1">
        <chart:title svg:x="18.001cm" svg:y="0.902cm" chart:style-name="ch2">
          <text:p>Telegraph_Aspect-Coverage
Opeds</text:p>
        </chart:title>
        <chart:plot-area chart:style-name="ch3" table:cell-range-address="Telegraph.A1:Telegraph.B14" chart:data-source-has-labels="column" svg:x="3.964cm" svg:y="2.438cm" svg:width="33.271cm" svg:height="18.129cm">
          <chartooo:coordinate-region svg:x="10.911cm" svg:y="2.743cm" svg:width="26.324cm" svg:height="5.918cm"/>
          <chart:axis chart:dimension="x" chart:name="primary-x" chart:style-name="ch4" chartooo:axis-type="auto">
            <chartooo:date-scale/>
            <chart:title svg:x="20.036cm" svg:y="18.147cm" chart:style-name="ch5">
              <text:p>Aspects</text:p>
            </chart:title>
            <chart:categories table:cell-range-address="Telegraph.A1:Telegraph.A14"/>
          </chart:axis>
          <chart:axis chart:dimension="y" chart:name="primary-y" chart:style-name="ch6">
            <chart:title svg:x="8.104cm" svg:y="8.153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rmers' Distress regarding MSP for Crops</text:p>
                <draw:g>
                  <svg:desc>Telegraph.A1:Telegraph.A14</svg:desc>
                </draw:g>
              </table:table-cell>
              <table:table-cell office:value-type="float" office:value="0.0544851945365083">
                <text:p>0.0544851945365083</text:p>
                <draw:g>
                  <svg:desc>Telegraph.B1:Telegraph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487685366036246">
                <text:p>0.0487685366036246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161087253894473">
                <text:p>0.0161087253894473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161019198442891">
                <text:p>0.0161019198442891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ing programmes/seminars to improve farming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644cm" svg:height="22.837cm" xlink:href=".." xlink:type="simple" chart:class="chart:bar" chart:style-name="ch1">
        <chart:title svg:x="16.594cm" svg:y="0.933cm" chart:style-name="ch2">
          <text:p>Indian Express_Aspect-Coverage
Opeds</text:p>
        </chart:title>
        <chart:plot-area chart:style-name="ch3" table:cell-range-address="'Indian Express'.A1:'Indian Express'.B14" chart:data-source-has-labels="column" svg:x="2.19cm" svg:y="2.858cm" svg:width="36.662cm" svg:height="18.25cm">
          <chartooo:coordinate-region svg:x="7.506cm" svg:y="2.858cm" svg:width="29.954cm" svg:height="6.083cm"/>
          <chart:axis chart:dimension="x" chart:name="primary-x" chart:style-name="ch4" chartooo:axis-type="auto">
            <chartooo:date-scale/>
            <chart:title svg:x="19.975cm" svg:y="19.014cm" chart:style-name="ch5">
              <text:p>Aspects</text:p>
            </chart:title>
            <chart:categories table:cell-range-address="'Indian Express'.A1:'Indian Express'.A14"/>
          </chart:axis>
          <chart:axis chart:dimension="y" chart:name="primary-y" chart:style-name="ch6">
            <chart:title svg:x="4.099cm" svg:y="8.536cm" chart:style-name="ch7">
              <text:p>Relative Coverage</text:p>
            </chart:title>
            <chart:grid chart:style-name="ch8" chart:class="major"/>
          </chart:axis>
          <chart:series chart:style-name="ch9" chart:values-cell-range-address="'Indian Express'.B1:'Indian Express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rmers' Distress regarding MSP for Crops</text:p>
                <draw:g>
                  <svg:desc>'Indian Express'.A1:'Indian Express'.A14</svg:desc>
                </draw:g>
              </table:table-cell>
              <table:table-cell office:value-type="float" office:value="0.039512858188462">
                <text:p>0.039512858188462</text:p>
                <draw:g>
                  <svg:desc>'Indian Express'.B1:'Indian Express'.B14</svg:desc>
                </draw:g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158931942128521">
                <text:p>0.0158931942128521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153621369962523">
                <text:p>0.0153621369962523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.0109375773885193">
                <text:p>0.0109375773885193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0664509418698717">
                <text:p>0.00664509418698717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ing programmes/seminars to improve farm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49cm" svg:height="22.395cm" xlink:href=".." xlink:type="simple" chart:class="chart:bar" chart:style-name="ch1">
        <chart:title svg:x="17.714cm" svg:y="0.95cm" chart:style-name="ch2">
          <text:p>Indian Express_Aspect-Coverage
Opeds</text:p>
        </chart:title>
        <chart:plot-area chart:style-name="ch3" table:cell-range-address="'New India Express'.A1:'New India Express'.B14" chart:data-source-has-labels="column" svg:x="3.93cm" svg:y="2.429cm" svg:width="32.843cm" svg:height="18.123cm">
          <chartooo:coordinate-region svg:x="10.893cm" svg:y="2.734cm" svg:width="25.88cm" svg:height="5.912cm"/>
          <chart:axis chart:dimension="x" chart:name="primary-x" chart:style-name="ch4" chartooo:axis-type="auto">
            <chartooo:date-scale/>
            <chart:title svg:x="19.752cm" svg:y="19.068cm" chart:style-name="ch5">
              <text:p>Aspects</text:p>
            </chart:title>
            <chart:categories table:cell-range-address="'New India Express'.A1:'New India Express'.A14"/>
          </chart:axis>
          <chart:axis chart:dimension="y" chart:name="primary-y" chart:style-name="ch6">
            <chart:title svg:x="8.248cm" svg:y="8.082cm" chart:style-name="ch7">
              <text:p>Relative Coverage</text:p>
            </chart:title>
            <chart:grid chart:style-name="ch8" chart:class="major"/>
          </chart:axis>
          <chart:series chart:style-name="ch9" chart:values-cell-range-address="'New India Express'.B1:'New India Express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rmers' Distress regarding MSP for Crops</text:p>
                <draw:g>
                  <svg:desc>'New India Express'.A1:'New India Express'.A14</svg:desc>
                </draw:g>
              </table:table-cell>
              <table:table-cell office:value-type="float" office:value="0.0782858932696449">
                <text:p>0.0782858932696449</text:p>
                <draw:g>
                  <svg:desc>'New India Express'.B1:'New India Express'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78070553228143">
                <text:p>0.078070553228143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39446380329666">
                <text:p>0.039446380329666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373712853842841">
                <text:p>0.0373712853842841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ing programmes/seminars to improve farm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16cm" svg:height="22.696cm" xlink:href=".." xlink:type="simple" chart:class="chart:bar" chart:style-name="ch1">
        <chart:title svg:x="15.654cm" svg:y="0.955cm" chart:style-name="ch2">
          <text:p>Deccan Herald_Aspect-Coverage
Opeds</text:p>
        </chart:title>
        <chart:plot-area chart:style-name="ch3" table:cell-range-address="'Deccan Herald'.A1:'Deccan Herald'.B14" chart:data-source-has-labels="column" svg:x="1.517cm" svg:y="2.58cm" svg:width="35.208cm" svg:height="18.218cm">
          <chartooo:coordinate-region svg:x="9.543cm" svg:y="2.886cm" svg:width="27.182cm" svg:height="6.006cm"/>
          <chart:axis chart:dimension="x" chart:name="primary-x" chart:style-name="ch4" chartooo:axis-type="auto">
            <chartooo:date-scale/>
            <chart:title svg:x="19.636cm" svg:y="19.019cm" chart:style-name="ch5">
              <text:p>Aspects</text:p>
            </chart:title>
            <chart:categories table:cell-range-address="'Deccan Herald'.A1:'Deccan Herald'.A14"/>
          </chart:axis>
          <chart:axis chart:dimension="y" chart:name="primary-y" chart:style-name="ch6">
            <chart:title svg:x="6.879cm" svg:y="8.087cm" chart:style-name="ch7">
              <text:p>Relative Coverage</text:p>
            </chart:title>
            <chart:grid chart:style-name="ch8" chart:class="major"/>
          </chart:axis>
          <chart:series chart:style-name="ch9" chart:values-cell-range-address="'Deccan Herald'.B1:'Deccan Herald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rimes and Suicide in poor farmer community</text:p>
                <draw:g>
                  <svg:desc>'Deccan Herald'.A1:'Deccan Herald'.A14</svg:desc>
                </draw:g>
              </table:table-cell>
              <table:table-cell office:value-type="float" office:value="0.0588843319107572">
                <text:p>0.0588843319107572</text:p>
                <draw:g>
                  <svg:desc>'Deccan Herald'.B1:'Deccan Herald'.B14</svg:desc>
                </draw:g>
              </table:table-cell>
            </table:table-row>
            <table:table-row>
              <table:table-cell office:value-type="string">
                <text:p>Training programmes/seminars to improve farming in States</text:p>
              </table:table-cell>
              <table:table-cell office:value-type="float" office:value="0.0458281457019781">
                <text:p>0.0458281457019781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39904259073084">
                <text:p>0.039904259073084</text:p>
              </table:table-cell>
            </table:table-row>
            <table:table-row>
              <table:table-cell office:value-type="string">
                <text:p>Farmers' Distress regarding MSP for Crops</text:p>
              </table:table-cell>
              <table:table-cell office:value-type="float" office:value="0.0387807346351791">
                <text:p>0.0387807346351791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357730181028915">
                <text:p>0.0357730181028915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197057864005273">
                <text:p>0.0197057864005273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5196708323069">
                <text:p>0.015196708323069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09873699208373">
                <text:p>0.009873699208373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0858705566689082">
                <text:p>0.00858705566689082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rrigation concerns and pollution affecting farming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16cm" svg:height="22.696cm" xlink:href=".." xlink:type="simple" chart:class="chart:bar" chart:style-name="ch1">
        <chart:title svg:x="15.656cm" svg:y="0.955cm" chart:style-name="ch2">
          <text:p>Overall_Aspect_Coverage
Opeds</text:p>
        </chart:title>
        <chart:plot-area chart:style-name="ch3" table:cell-range-address="FP_opeds.A1:FP_opeds.B14" chart:data-source-has-labels="column" svg:x="-0.723cm" svg:y="2.58cm" svg:width="37.448cm" svg:height="18.498cm">
          <chartooo:coordinate-region svg:x="9.543cm" svg:y="2.886cm" svg:width="27.182cm" svg:height="6.006cm"/>
          <chart:axis chart:dimension="x" chart:name="primary-x" chart:style-name="ch4" chartooo:axis-type="auto">
            <chartooo:date-scale/>
            <chart:title svg:x="19.637cm" svg:y="19.503cm" chart:style-name="ch5">
              <text:p>Aspects</text:p>
            </chart:title>
            <chart:categories table:cell-range-address="FP_opeds.A1:FP_opeds.A14"/>
          </chart:axis>
          <chart:axis chart:dimension="y" chart:name="primary-y" chart:style-name="ch6">
            <chart:title svg:x="6.301cm" svg:y="8.398cm" chart:style-name="ch7">
              <text:p>Relative Coverage</text:p>
            </chart:title>
            <chart:grid chart:style-name="ch8" chart:class="major"/>
          </chart:axis>
          <chart:series chart:style-name="ch9" chart:values-cell-range-address="FP_opeds.B1:FP_opeds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rmers' Distress regarding Minimum Support Price for Crops</text:p>
                <draw:g>
                  <svg:desc>FP_opeds.A1:FP_opeds.A14</svg:desc>
                </draw:g>
              </table:table-cell>
              <table:table-cell office:value-type="float" office:value="0.0342737717464961">
                <text:p>0.0342737717464961</text:p>
                <draw:g>
                  <svg:desc>FP_opeds.B1:FP_opeds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314934659084679">
                <text:p>0.0314934659084679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27156118624628">
                <text:p>0.027156118624628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45986232244793">
                <text:p>0.0245986232244793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149072463831682">
                <text:p>0.0149072463831682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132423085442101">
                <text:p>0.0132423085442101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128374777682991">
                <text:p>0.0128374777682991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0809266808920312">
                <text:p>0.00809266808920312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0678168305215212">
                <text:p>0.00678168305215212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582903684924988">
                <text:p>0.00582903684924988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044733142833333">
                <text:p>0.0044733142833333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84cm" svg:height="22.73cm" xlink:href=".." xlink:type="simple" chart:class="chart:bar" chart:style-name="ch1">
        <chart:title svg:x="18.939cm" svg:y="0.747cm" chart:style-name="ch2">
          <text:p>Hindu_Aspect-Coverage
Opeds</text:p>
        </chart:title>
        <chart:plot-area chart:style-name="ch3" table:cell-range-address="Hindu.A1:Hindu.B14" chart:data-source-has-labels="column" svg:x="0.743cm" svg:y="2.477cm" svg:width="36.234cm" svg:height="18.227cm">
          <chartooo:coordinate-region svg:x="7.969cm" svg:y="2.782cm" svg:width="29.008cm" svg:height="6.016cm"/>
          <chart:axis chart:dimension="x" chart:name="primary-x" chart:style-name="ch4" chartooo:axis-type="auto">
            <chartooo:date-scale/>
            <chart:title svg:x="20.422cm" svg:y="19.378cm" chart:style-name="ch5">
              <text:p>Aspects</text:p>
            </chart:title>
            <chart:categories table:cell-range-address="Hindu.A1:Hindu.A14"/>
          </chart:axis>
          <chart:axis chart:dimension="y" chart:name="primary-y" chart:style-name="ch6">
            <chart:title svg:x="4.812cm" svg:y="8.2cm" chart:style-name="ch7">
              <text:p>Relative Coverage</text:p>
            </chart:title>
            <chart:grid chart:style-name="ch8" chart:class="major"/>
          </chart:axis>
          <chart:series chart:style-name="ch9" chart:values-cell-range-address="Hindu.B1:Hindu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rrigation concerns/pollution affecting farming</text:p>
                <draw:g>
                  <svg:desc>Hindu.A1:Hindu.A14</svg:desc>
                </draw:g>
              </table:table-cell>
              <table:table-cell office:value-type="float" office:value="0.0368493438258416">
                <text:p>0.0368493438258416</text:p>
                <draw:g>
                  <svg:desc>Hindu.B1:Hindu.B14</svg:desc>
                </draw:g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67178343211751">
                <text:p>0.0267178343211751</text:p>
              </table:table-cell>
            </table:table-row>
            <table:table-row>
              <table:table-cell office:value-type="string">
                <text:p>Training programmes/seminars to improve farming</text:p>
              </table:table-cell>
              <table:table-cell office:value-type="float" office:value="0.0171160513010671">
                <text:p>0.0171160513010671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164038634718274">
                <text:p>0.0164038634718274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106337686900256">
                <text:p>0.0106337686900256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0521878684787236">
                <text:p>0.00521878684787236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ers' Distress regarding MSP for Crop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